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style:line-height-at-least="0.3472in"/>
      <style:text-properties style:font-name="Times New Roman" fo:font-size="12.0pt" fo:color="#000000" fo:background-color="#ffffff"/>
    </style:style>
    <style:style style:name="P2" style:family="paragraph" style:parent-style-name="Standard">
      <style:paragraph-properties style:line-height-at-least="0.3472in"/>
      <style:text-properties style:font-name="Times New Roman" fo:font-size="14.0pt" fo:color="#000000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note over browser: User submits the form using submit button</text:p>
      <text:p text:style-name="P2">browser-&gt;server: HTTP POST https://studies.cs.helsinki.fi/exampleapp/new_note</text:p>
      <text:p text:style-name="P2">server-&gt;browser: HTTP status code 302 URL redirect to "/notes"</text:p>
      <text:p text:style-name="P2">browser-&gt;server: HTTP GET https://studies.cs.helsinki.fi/exampleapp/notes</text:p>
      <text:p text:style-name="P2">server-&gt;browser: HTML code</text:p>
      <text:p text:style-name="P2">browser-&gt;server: HTTP GET https://studies.cs.helsinki.fi/exampleapp/main.css</text:p>
      <text:p text:style-name="P2">server-&gt;browser: main.css</text:p>
      <text:p text:style-name="P2">browser-&gt;server: HTTP GET https://studies.cs.helsinki.fi/exampleapp/main.js</text:p>
      <text:p text:style-name="P2">server-&gt;browser: main.js</text:p>
      <text:p text:style-name="P2">browser-&gt;server: HTTP GET https://studies.cs.helsinki.fi/exampleapp/data.json</text:p>
      <text:p text:style-name="P2">server-&gt;browser: [{content:"Thank you",date:"2021-03-16T12:32:00.804Z"},.......]</text:p>
      <text:p text:style-name="P2">note over browser: browser excuates the event handler that renders notes to display</text:p>
      <text:p text:style-name="P2">Browser makes 1 POST request and 4 consecutive GET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